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Print" svg:font-family="'Segoe Print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>
        <style:tab-stops>
          <style:tab-stop style:position="7.038cm"/>
        </style:tab-stops>
      </style:paragraph-properties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948cm"/>
        </style:tab-stops>
      </style:paragraph-properties>
      <style:text-properties fo:color="#000000"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master-page-name="MP0">
      <style:paragraph-properties fo:text-align="justify" style:justify-single-word="false" style:page-number="auto" fo:break-before="page">
        <style:tab-stops>
          <style:tab-stop style:position="7.038cm"/>
        </style:tab-stops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1.879cm" fo:margin-right="0cm" fo:text-align="start" style:justify-single-word="false" fo:text-indent="-1.879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</style:style>
    <style:style style:name="T1" style:family="text">
      <style:text-properties fo:color="#000000" style:font-name="Arial" fo:font-size="11pt" style:font-size-asian="11pt" style:font-size-complex="11pt"/>
    </style:style>
    <style:style style:name="T2" style:family="text">
      <style:text-properties fo:color="#000000"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3" style:family="text">
      <style:text-properties fo:color="#000000" style:font-name="Arial" fo:font-size="11pt" style:font-name-asian="Segoe Print" style:font-size-asian="11pt" style:font-name-complex="Segoe Print" style:font-size-complex="11pt"/>
    </style:style>
    <style:style style:name="T4" style:family="text">
      <style:text-properties fo:color="#000000" style:font-name-asian="Segoe Print" style:font-name-complex="Segoe Prin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weight="normal" style:font-name-asian="Courier New" style:font-weight-asian="normal" style:font-name-complex="Courier New" style:font-weight-complex="normal"/>
    </style:style>
    <style:style style:name="T8" style:family="text">
      <style:text-properties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ANCO DO BRASIL S.A. <text:s text:c="48"/></text:p>
      <text:p text:style-name="P3"><text:s/></text:p>
      <text:p text:style-name="P3"><text:s text:c="69"/><text:tab/><text:tab/><text:tab/></text:p>
      <text:p text:style-name="P3">ASSUNTO: DÍVIDA <text:s/>ATIVA DA UNIÃO - DOCUMENTOS ENCAMINHADOS À PGFN <text:s text:c="54"/></text:p>
      <text:p text:style-name="P3"><text:s text:c="10"/></text:p>
      <text:p text:style-name="P3"><text:s text:c="94"/></text:p>
      <text:p text:style-name="P9"><text:span text:style-name="Fonte_20_parág._20_padrão">DEPENDÊNCIA: <text:s text:c="39"/></text:span></text:p>
      <text:p text:style-name="P9"><text:span text:style-name="Fonte_20_parág._20_padrão">Nome: AGRESTINA <text:s text:c="2"/>Prefixo: 196 <text:s text:c="21"/></text:span></text:p>
      <text:p text:style-name="P9"><text:span text:style-name="Fonte_20_parág._20_padrão">Endereço: R.CEL.MANOEL ALVES,68 <text:s/>CENTRO AGRESTINA-PE <text:s text:c="160"/></text:span></text:p>
      <text:p text:style-name="P9"><text:span text:style-name="Fonte_20_parág._20_padrão"><text:s text:c="10"/><text:tab/></text:span></text:p>
      <text:p text:style-name="P10"><text:span text:style-name="Fonte_20_parág._20_padrão"><text:s text:c="163"/></text:span></text:p>
      <text:p text:style-name="P12"><text:span text:style-name="Fonte_20_parág._20_padrão"><text:span text:style-name="T1">DEVEDOR PRINCIPAL: <text:s text:c="34"/></text:span></text:span></text:p>
      <text:p text:style-name="P12"><text:span text:style-name="Fonte_20_parág._20_padrão"><text:span text:style-name="T1">Nome: EDIVAN GERCINO DA SILVA <text:s text:c="23"/></text:span></text:span></text:p>
      <text:p text:style-name="P12"><text:span text:style-name="Fonte_20_parág._20_padrão"><text:span text:style-name="T1">CPF/CNPJ: 051.951.674-51 <text:s text:c="32"/></text:span></text:span></text:p>
      <text:p text:style-name="P12"><text:span text:style-name="Fonte_20_parág._20_padrão"><text:span text:style-name="T1">ENDEREÇO: SITIO VARIANTE SN ZONA RURAL AGRESTINA-PE <text:s/></text:span></text:span><text:s text:c="270"/></text:p>
      <text:p text:style-name="P11"><text:span text:style-name="Fonte_20_parág._20_padrão"><text:s text:c="95"/></text:span></text:p>
      <text:p text:style-name="P5"><text:span text:style-name="Fonte_20_parág._20_padrão"><text:s text:c="69"/></text:span></text:p>
      <text:p text:style-name="P5"><text:span text:style-name="Fonte_20_parág._20_padrão"><text:s text:c="229"/></text:span></text:p>
      <text:p text:style-name="P3">OPERAÇÃO: <text:s text:c="60"/></text:p>
      <text:p text:style-name="P3">Tipo: PRONAF II<text:tab/><text:tab/><text:tab/><text:tab/>Número da operação no BB: 00000000004000534 <text:s text:c="82"/><text:span text:style-name="T5"><text:s/></text:span><text:s text:c="17"/><text:span text:style-name="T5"><text:s/></text:span><text:s text:c="27"/></text:p>
      <text:p text:style-name="P3"><text:s text:c="2"/></text:p>
      <text:p text:style-name="P3"><text:s text:c="15"/><text:tab/></text:p>
      <text:p text:style-name="P12"><text:span text:style-name="Fonte_20_parág._20_padrão"><text:span text:style-name="T2">INSCRIÇÃO EM DÍVIDA ATIVA DA UNIÃO: </text:span></text:span></text:p>
      <text:p text:style-name="P12"><text:span text:style-name="Fonte_20_parág._20_padrão"><text:span text:style-name="T2">Data do encaminhamento: 04.05.2015 <text:s/></text:span></text:span></text:p>
      <text:p text:style-name="P12"><text:span text:style-name="Fonte_20_parág._20_padrão"><text:span text:style-name="T2">Valor inscrito: 2.014,42 <text:s text:c="11"/></text:span></text:span></text:p>
      <text:p text:style-name="P12"><text:span text:style-name="Fonte_20_parág._20_padrão"><text:span text:style-name="T2">Atualizado até: 04.05.2015 <text:s text:c="9"/></text:span></text:span></text:p>
      <text:p text:style-name="P12"><text:span text:style-name="Fonte_20_parág._20_padrão"><text:span text:style-name="T2">Nº do Processo: 19930178693201567 <text:s text:c="2"/></text:span></text:span><text:s text:c="19"/></text:p>
      <text:p text:style-name="P3"><text:span text:style-name="Fonte_20_parág._20_padrão"><text:span text:style-name="T6"/></text:span></text:p>
      <text:p text:style-name="P3"/>
      <text:p text:style-name="P3">RESPONSÁVEL PELA ELABORAÇÃO: <text:s text:c="32"/></text:p>
      <text:p text:style-name="P3"/>
      <text:p text:style-name="P6"><text:span text:style-name="Fonte_20_parág._20_padrão"><text:span text:style-name="T1">Nome: </text:span></text:span><text:span text:style-name="Fonte_20_parág._20_padrão"><text:span text:style-name="T3">Suzana Carneiro de S. Ferreira</text:span></text:span><text:span text:style-name="Fonte_20_parág._20_padrão"><text:span text:style-name="T1"> <text:s text:c="9"/></text:span></text:span></text:p>
      <text:p text:style-name="P6"><text:span text:style-name="Fonte_20_parág._20_padrão"><text:span text:style-name="T1">Cargo: Gerente de Setor UA <text:s text:c="31"/>Matrícula: </text:span></text:span><text:span text:style-name="Fonte_20_parág._20_padrão"><text:span text:style-name="T3">9213469-6</text:span></text:span><text:span text:style-name="Fonte_20_parág._20_padrão"><text:span text:style-name="T1"> <text:s text:c="16"/></text:span></text:span></text:p>
      <text:p text:style-name="P3"><text:s text:c="5"/></text:p>
      <text:p text:style-name="P3"><text:s text:c="29"/></text:p>
      <text:p text:style-name="P3"><text:s text:c="43"/><text:tab/> </text:p>
      <text:p text:style-name="P3">DOCUMENTOS EM ANEXO: 02/03</text:p>
      <text:p text:style-name="P3"><text:s text:c="70"/></text:p>
      <text:p text:style-name="P3"><text:s text:c="73"/></text:p>
      <text:p text:style-name="P3">Qtde <text:s text:c="2"/>Descrição <text:s text:c="14"/></text:p>
      <text:p text:style-name="P3"><text:s text:c="2"/></text:p>
      <text:p text:style-name="P4"/>
      <text:p text:style-name="P3"><text:span text:style-name="Fonte_20_parág._20_padrão"><text:span text:style-name="T8">(01) original do Contrato de Abertura </text:span></text:span><text:span text:style-name="Fonte_20_parág._20_padrão"><text:span text:style-name="T7">de</text:span></text:span><text:span text:style-name="Fonte_20_parág._20_padrão"><text:span text:style-name="T8"> Crédito Rural Fixo nº 40/00534-8;</text:span></text:span></text:p>
      <text:p text:style-name="P3"><text:span text:style-name="Fonte_20_parág._20_padrão"><text:span text:style-name="T8">(01) comprovante de notificação de vencimento de divida e CADIN, com AR.<text:tab/></text:span></text:span></text:p>
      <text:p text:style-name="P3"><text:span text:style-name="Fonte_20_parág._20_padrão"><text:span text:style-name="T8"/></text:span></text:p>
      <text:p text:style-name="P3"><text:span text:style-name="Fonte_20_parág._20_padrão"><text:span text:style-name="T8"/></text:span></text:p>
      <text:p text:style-name="P1"/>
      <text:p text:style-name="P1"/>
      <text:p text:style-name="P1"/>
      <text:p text:style-name="P1"/>
      <text:p text:style-name="P1"/>
      <text:p text:style-name="P3"/>
      <text:p text:style-name="P7"><text:span text:style-name="Fonte_20_parág._20_padrão"><text:span text:style-name="T4">Suzana Carneiro de S. Ferreira</text:span></text:span></text:p>
      <text:p text:style-name="P1">Gerente de Setor UA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Segoe Print" svg:font-family="'Segoe Print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82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1:06:59.95</meta:creation-date>
    <dc:date>2015-06-22T11:10:17.58</dc:date>
    <meta:editing-duration>P0D</meta:editing-duration>
    <meta:editing-cycles>1</meta:editing-cycles>
    <meta:document-statistic meta:table-count="0" meta:image-count="0" meta:object-count="0" meta:page-count="1" meta:paragraph-count="42" meta:word-count="125" meta:character-count="2892" meta:non-whitespace-character-count="762"/>
    <meta:generator>LibreOffice/3.5$Windows_x86 LibreOffice_project/7122e39-92ed229-498d286-15e43b4-d70da21</meta:generator>
  </office:meta>
</office:document-meta>
</file>